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msgs</text:p>
          </table:table-cell>
          <table:table-cell table:number-columns-repeated="4"/>
        </table:table-row>
        <table:table-row table:style-name="ro1">
          <table:table-cell office:value-type="string">
            <text:p>1992-0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992-0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992-0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1992-09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1992-10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1992-11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1992-1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993-0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1993-02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1993-03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1993-04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1993-0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993-06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1993-07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1993-0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1993-09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1993-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ar</text:p>
          </table:table-cell>
          <table:table-cell office:value-type="string">
            <text:p>messages</text:p>
          </table:table-cell>
          <table:table-cell/>
        </table:table-row>
        <table:table-row table:style-name="ro1">
          <table:table-cell office:value-type="string">
            <text:p>1993-11</text:p>
          </table:table-cell>
          <table:table-cell office:value-type="float" office:value="49">
            <text:p>49</text:p>
          </table:table-cell>
          <table:table-cell table:formula="of:=SUM([.B8:.B19])" office:value-type="float" office:value="214">
            <text:p>214</text:p>
          </table:table-cell>
          <table:table-cell office:value-type="float" office:value="1993">
            <text:p>1993</text:p>
          </table:table-cell>
          <table:table-cell table:formula="of:=[.C19]" office:value-type="float" office:value="214">
            <text:p>214</text:p>
          </table:table-cell>
          <table:table-cell/>
        </table:table-row>
        <table:table-row table:style-name="ro1">
          <table:table-cell office:value-type="string">
            <text:p>1993-12</text:p>
          </table:table-cell>
          <table:table-cell office:value-type="float" office:value="24">
            <text:p>24</text:p>
          </table:table-cell>
          <table:table-cell/>
          <table:table-cell table:formula="of:=[.D19]+1" office:value-type="float" office:value="1994">
            <text:p>1994</text:p>
          </table:table-cell>
          <table:table-cell table:formula="of:=[.C31]" office:value-type="float" office:value="235">
            <text:p>235</text:p>
          </table:table-cell>
          <table:table-cell/>
        </table:table-row>
        <table:table-row table:style-name="ro1">
          <table:table-cell office:value-type="string">
            <text:p>1994-01</text:p>
          </table:table-cell>
          <table:table-cell office:value-type="float" office:value="12">
            <text:p>12</text:p>
          </table:table-cell>
          <table:table-cell/>
          <table:table-cell table:formula="of:=[.D20]+1" office:value-type="float" office:value="1995">
            <text:p>1995</text:p>
          </table:table-cell>
          <table:table-cell table:formula="of:=[.C43]" office:value-type="float" office:value="691">
            <text:p>691</text:p>
          </table:table-cell>
          <table:table-cell/>
        </table:table-row>
        <table:table-row table:style-name="ro1">
          <table:table-cell office:value-type="string">
            <text:p>1994-02</text:p>
          </table:table-cell>
          <table:table-cell office:value-type="float" office:value="5">
            <text:p>5</text:p>
          </table:table-cell>
          <table:table-cell/>
          <table:table-cell table:formula="of:=[.D21]+1" office:value-type="float" office:value="1996">
            <text:p>1996</text:p>
          </table:table-cell>
          <table:table-cell table:formula="of:=[.C55]" office:value-type="float" office:value="754">
            <text:p>754</text:p>
          </table:table-cell>
          <table:table-cell/>
        </table:table-row>
        <table:table-row table:style-name="ro1">
          <table:table-cell office:value-type="string">
            <text:p>1994-03</text:p>
          </table:table-cell>
          <table:table-cell office:value-type="float" office:value="24">
            <text:p>24</text:p>
          </table:table-cell>
          <table:table-cell/>
          <table:table-cell table:formula="of:=[.D22]+1" office:value-type="float" office:value="1997">
            <text:p>1997</text:p>
          </table:table-cell>
          <table:table-cell table:formula="of:=[.C67]" office:value-type="float" office:value="1034">
            <text:p>103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1994-04</text:p>
          </table:table-cell>
          <table:table-cell office:value-type="float" office:value="10">
            <text:p>10</text:p>
          </table:table-cell>
          <table:table-cell/>
          <table:table-cell table:formula="of:=[.D23]+1" office:value-type="float" office:value="1998">
            <text:p>1998</text:p>
          </table:table-cell>
          <table:table-cell table:formula="of:=[.C79]" office:value-type="float" office:value="1278">
            <text:p>1278</text:p>
          </table:table-cell>
          <table:table-cell table:formula="of:=[.F23]+12" office:value-type="float" office:value="79">
            <text:p>79</text:p>
          </table:table-cell>
        </table:table-row>
        <table:table-row table:style-name="ro1">
          <table:table-cell office:value-type="string">
            <text:p>1994-05</text:p>
          </table:table-cell>
          <table:table-cell office:value-type="float" office:value="14">
            <text:p>14</text:p>
          </table:table-cell>
          <table:table-cell/>
          <table:table-cell table:formula="of:=[.D24]+1" office:value-type="float" office:value="1999">
            <text:p>1999</text:p>
          </table:table-cell>
          <table:table-cell table:formula="of:=[.C91]" office:value-type="float" office:value="1981">
            <text:p>1981</text:p>
          </table:table-cell>
          <table:table-cell table:formula="of:=[.F24]+12" office:value-type="float" office:value="91">
            <text:p>91</text:p>
          </table:table-cell>
        </table:table-row>
        <table:table-row table:style-name="ro1">
          <table:table-cell office:value-type="string">
            <text:p>1994-06</text:p>
          </table:table-cell>
          <table:table-cell office:value-type="float" office:value="37">
            <text:p>37</text:p>
          </table:table-cell>
          <table:table-cell/>
          <table:table-cell table:formula="of:=[.D25]+1" office:value-type="float" office:value="2000">
            <text:p>2000</text:p>
          </table:table-cell>
          <table:table-cell table:formula="of:=[.C103]" office:value-type="float" office:value="1182">
            <text:p>1182</text:p>
          </table:table-cell>
          <table:table-cell table:formula="of:=[.F25]+12" office:value-type="float" office:value="103">
            <text:p>103</text:p>
          </table:table-cell>
        </table:table-row>
        <table:table-row table:style-name="ro1">
          <table:table-cell office:value-type="string">
            <text:p>1994-07</text:p>
          </table:table-cell>
          <table:table-cell office:value-type="float" office:value="27">
            <text:p>27</text:p>
          </table:table-cell>
          <table:table-cell/>
          <table:table-cell table:formula="of:=[.D26]+1" office:value-type="float" office:value="2001">
            <text:p>2001</text:p>
          </table:table-cell>
          <table:table-cell table:formula="of:=[.C115]" office:value-type="float" office:value="903">
            <text:p>903</text:p>
          </table:table-cell>
          <table:table-cell table:formula="of:=[.F26]+12" office:value-type="float" office:value="115">
            <text:p>115</text:p>
          </table:table-cell>
        </table:table-row>
        <table:table-row table:style-name="ro1">
          <table:table-cell office:value-type="string">
            <text:p>1994-08</text:p>
          </table:table-cell>
          <table:table-cell office:value-type="float" office:value="36">
            <text:p>36</text:p>
          </table:table-cell>
          <table:table-cell/>
          <table:table-cell table:formula="of:=[.D27]+1" office:value-type="float" office:value="2002">
            <text:p>2002</text:p>
          </table:table-cell>
          <table:table-cell table:formula="of:=[.C127]" office:value-type="float" office:value="844">
            <text:p>844</text:p>
          </table:table-cell>
          <table:table-cell table:formula="of:=[.F27]+12" office:value-type="float" office:value="127">
            <text:p>127</text:p>
          </table:table-cell>
        </table:table-row>
        <table:table-row table:style-name="ro1">
          <table:table-cell office:value-type="string">
            <text:p>1994-09</text:p>
          </table:table-cell>
          <table:table-cell office:value-type="float" office:value="19">
            <text:p>19</text:p>
          </table:table-cell>
          <table:table-cell/>
          <table:table-cell table:formula="of:=[.D28]+1" office:value-type="float" office:value="2003">
            <text:p>2003</text:p>
          </table:table-cell>
          <table:table-cell table:formula="of:=[.C139]" office:value-type="float" office:value="1383">
            <text:p>1383</text:p>
          </table:table-cell>
          <table:table-cell table:formula="of:=[.F28]+12" office:value-type="float" office:value="139">
            <text:p>139</text:p>
          </table:table-cell>
        </table:table-row>
        <table:table-row table:style-name="ro1">
          <table:table-cell office:value-type="string">
            <text:p>1994-10</text:p>
          </table:table-cell>
          <table:table-cell office:value-type="float" office:value="12">
            <text:p>12</text:p>
            <draw:frame table:end-cell-address="Sheet1.L64" table:end-x="1.322cm" table:end-y="0.053cm" draw:z-index="1" draw:style-name="gr1" svg:width="22.691cm" svg:height="15.064cm" svg:x="1.212cm" svg:y="0.284cm">
              <draw:object draw:notify-on-update-of-ranges="Sheet1.D18:Sheet1.D18 Sheet1.D19:Sheet1.D36 Sheet1.E18:Sheet1.E18 Sheet1.E19:Sheet1.E3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formula="of:=[.D29]+1" office:value-type="float" office:value="2004">
            <text:p>2004</text:p>
          </table:table-cell>
          <table:table-cell table:formula="of:=[.C151]" office:value-type="float" office:value="1668">
            <text:p>1668</text:p>
          </table:table-cell>
          <table:table-cell table:formula="of:=[.F29]+12" office:value-type="float" office:value="151">
            <text:p>151</text:p>
          </table:table-cell>
        </table:table-row>
        <table:table-row table:style-name="ro1">
          <table:table-cell office:value-type="string">
            <text:p>1994-11</text:p>
          </table:table-cell>
          <table:table-cell office:value-type="float" office:value="15">
            <text:p>15</text:p>
          </table:table-cell>
          <table:table-cell table:formula="of:=SUM([.B20:.B31])" office:value-type="float" office:value="235">
            <text:p>235</text:p>
          </table:table-cell>
          <table:table-cell table:formula="of:=[.D30]+1" office:value-type="float" office:value="2005">
            <text:p>2005</text:p>
          </table:table-cell>
          <table:table-cell table:formula="of:=[.C163]" office:value-type="float" office:value="1923">
            <text:p>1923</text:p>
          </table:table-cell>
          <table:table-cell table:formula="of:=[.F30]+12" office:value-type="float" office:value="163">
            <text:p>163</text:p>
          </table:table-cell>
        </table:table-row>
        <table:table-row table:style-name="ro1">
          <table:table-cell office:value-type="string">
            <text:p>1994-12</text:p>
          </table:table-cell>
          <table:table-cell office:value-type="float" office:value="9">
            <text:p>9</text:p>
          </table:table-cell>
          <table:table-cell/>
          <table:table-cell table:formula="of:=[.D31]+1" office:value-type="float" office:value="2006">
            <text:p>2006</text:p>
          </table:table-cell>
          <table:table-cell table:formula="of:=[.C175]" office:value-type="float" office:value="850">
            <text:p>850</text:p>
          </table:table-cell>
          <table:table-cell table:formula="of:=[.F31]+12" office:value-type="float" office:value="175">
            <text:p>175</text:p>
          </table:table-cell>
        </table:table-row>
        <table:table-row table:style-name="ro1">
          <table:table-cell office:value-type="string">
            <text:p>1995-01</text:p>
          </table:table-cell>
          <table:table-cell office:value-type="float" office:value="55">
            <text:p>55</text:p>
          </table:table-cell>
          <table:table-cell/>
          <table:table-cell table:formula="of:=[.D32]+1" office:value-type="float" office:value="2007">
            <text:p>2007</text:p>
          </table:table-cell>
          <table:table-cell table:formula="of:=[.C187]" office:value-type="float" office:value="726">
            <text:p>726</text:p>
          </table:table-cell>
          <table:table-cell table:formula="of:=[.F32]+12" office:value-type="float" office:value="187">
            <text:p>187</text:p>
          </table:table-cell>
        </table:table-row>
        <table:table-row table:style-name="ro1">
          <table:table-cell office:value-type="string">
            <text:p>1995-02</text:p>
          </table:table-cell>
          <table:table-cell office:value-type="float" office:value="94">
            <text:p>94</text:p>
          </table:table-cell>
          <table:table-cell/>
          <table:table-cell table:formula="of:=[.D33]+1" office:value-type="float" office:value="2008">
            <text:p>2008</text:p>
          </table:table-cell>
          <table:table-cell table:formula="of:=[.C199]" office:value-type="float" office:value="800">
            <text:p>800</text:p>
          </table:table-cell>
          <table:table-cell table:formula="of:=[.F33]+12" office:value-type="float" office:value="199">
            <text:p>199</text:p>
          </table:table-cell>
        </table:table-row>
        <table:table-row table:style-name="ro1">
          <table:table-cell office:value-type="string">
            <text:p>1995-03</text:p>
          </table:table-cell>
          <table:table-cell office:value-type="float" office:value="75">
            <text:p>75</text:p>
          </table:table-cell>
          <table:table-cell/>
          <table:table-cell table:formula="of:=[.D34]+1" office:value-type="float" office:value="2009">
            <text:p>2009</text:p>
          </table:table-cell>
          <table:table-cell table:formula="of:=[.C211]" office:value-type="float" office:value="1029">
            <text:p>1029</text:p>
          </table:table-cell>
          <table:table-cell table:formula="of:=[.F34]+12" office:value-type="float" office:value="211">
            <text:p>211</text:p>
          </table:table-cell>
        </table:table-row>
        <table:table-row table:style-name="ro1">
          <table:table-cell office:value-type="string">
            <text:p>1995-04</text:p>
          </table:table-cell>
          <table:table-cell office:value-type="float" office:value="76">
            <text:p>76</text:p>
          </table:table-cell>
          <table:table-cell/>
          <table:table-cell table:formula="of:=[.D35]+1" office:value-type="float" office:value="2010">
            <text:p>2010</text:p>
          </table:table-cell>
          <table:table-cell table:formula="of:=[.C223]" office:value-type="float" office:value="1492">
            <text:p>1492</text:p>
          </table:table-cell>
          <table:table-cell table:formula="of:=[.F35]+12" office:value-type="float" office:value="223">
            <text:p>223</text:p>
          </table:table-cell>
        </table:table-row>
        <table:table-row table:style-name="ro1">
          <table:table-cell office:value-type="string">
            <text:p>1995-05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string">
            <text:p>1995-06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string">
            <text:p>1995-0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1995-08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1995-09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1995-10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string">
            <text:p>1995-11</text:p>
          </table:table-cell>
          <table:table-cell office:value-type="float" office:value="75">
            <text:p>75</text:p>
          </table:table-cell>
          <table:table-cell table:formula="of:=SUM([.B32:.B43])" office:value-type="float" office:value="691">
            <text:p>691</text:p>
          </table:table-cell>
          <table:table-cell table:number-columns-repeated="3"/>
        </table:table-row>
        <table:table-row table:style-name="ro1">
          <table:table-cell office:value-type="string">
            <text:p>1995-12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1996-01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string">
            <text:p>1996-02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1996-03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string">
            <text:p>1996-04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string">
            <text:p>1996-05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1996-06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string">
            <text:p>1996-07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string">
            <text:p>1996-08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string">
            <text:p>1996-09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string">
            <text:p>1996-10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string">
            <text:p>1996-11</text:p>
          </table:table-cell>
          <table:table-cell office:value-type="float" office:value="41">
            <text:p>41</text:p>
          </table:table-cell>
          <table:table-cell table:formula="of:=SUM([.B44:.B55])" office:value-type="float" office:value="754">
            <text:p>754</text:p>
          </table:table-cell>
          <table:table-cell table:number-columns-repeated="3"/>
        </table:table-row>
        <table:table-row table:style-name="ro1">
          <table:table-cell office:value-type="string">
            <text:p>1996-12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string">
            <text:p>1997-01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1997-02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1997-03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string">
            <text:p>1997-04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string">
            <text:p>1997-05</text:p>
          </table:table-cell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string">
            <text:p>1997-06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string">
            <text:p>1997-07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1997-08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string">
            <text:p>1997-09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string">
            <text:p>1997-10</text:p>
          </table:table-cell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string">
            <text:p>1997-11</text:p>
          </table:table-cell>
          <table:table-cell office:value-type="float" office:value="7">
            <text:p>7</text:p>
          </table:table-cell>
          <table:table-cell table:formula="of:=SUM([.B56:.B67])" office:value-type="float" office:value="1034">
            <text:p>1034</text:p>
          </table:table-cell>
          <table:table-cell table:number-columns-repeated="3"/>
        </table:table-row>
        <table:table-row table:style-name="ro1">
          <table:table-cell office:value-type="string">
            <text:p>1997-12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string">
            <text:p>1998-01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string">
            <text:p>1998-02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1998-03</text:p>
          </table:table-cell>
          <table:table-cell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string">
            <text:p>1998-04</text:p>
          </table:table-cell>
          <table:table-cell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string">
            <text:p>1998-05</text:p>
          </table:table-cell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string">
            <text:p>1998-06</text:p>
          </table:table-cell>
          <table:table-cell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string">
            <text:p>1998-07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string">
            <text:p>1998-08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string">
            <text:p>1998-09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1998-10</text:p>
          </table:table-cell>
          <table:table-cell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string">
            <text:p>1998-11</text:p>
          </table:table-cell>
          <table:table-cell office:value-type="float" office:value="96">
            <text:p>96</text:p>
          </table:table-cell>
          <table:table-cell table:formula="of:=SUM([.B68:.B79])" office:value-type="float" office:value="1278">
            <text:p>1278</text:p>
          </table:table-cell>
          <table:table-cell table:number-columns-repeated="3"/>
        </table:table-row>
        <table:table-row table:style-name="ro1">
          <table:table-cell office:value-type="string">
            <text:p>1998-12</text:p>
          </table:table-cell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string">
            <text:p>1999-01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string">
            <text:p>1999-02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string">
            <text:p>1999-03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string">
            <text:p>1999-04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1999-05</text:p>
          </table:table-cell>
          <table:table-cell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string">
            <text:p>1999-06</text:p>
          </table:table-cell>
          <table:table-cell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string">
            <text:p>1999-07</text:p>
          </table:table-cell>
          <table:table-cell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string">
            <text:p>1999-08</text:p>
          </table:table-cell>
          <table:table-cell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string">
            <text:p>1999-09</text:p>
          </table:table-cell>
          <table:table-cell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string">
            <text:p>1999-10</text:p>
          </table:table-cell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string">
            <text:p>1999-11</text:p>
          </table:table-cell>
          <table:table-cell office:value-type="float" office:value="82">
            <text:p>82</text:p>
          </table:table-cell>
          <table:table-cell table:formula="of:=SUM([.B80:.B91])" office:value-type="float" office:value="1981">
            <text:p>1981</text:p>
          </table:table-cell>
          <table:table-cell table:number-columns-repeated="3"/>
        </table:table-row>
        <table:table-row table:style-name="ro1">
          <table:table-cell office:value-type="string">
            <text:p>1999-12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string">
            <text:p>2000-01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2000-02</text:p>
          </table:table-cell>
          <table:table-cell office:value-type="float" office:value="148">
            <text:p>148</text:p>
          </table:table-cell>
          <table:table-cell table:number-columns-repeated="4"/>
        </table:table-row>
        <table:table-row table:style-name="ro1">
          <table:table-cell office:value-type="string">
            <text:p>2000-03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2000-04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string">
            <text:p>2000-05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string">
            <text:p>2000-06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string">
            <text:p>2000-07</text:p>
          </table:table-cell>
          <table:table-cell office:value-type="float" office:value="161">
            <text:p>161</text:p>
          </table:table-cell>
          <table:table-cell table:number-columns-repeated="4"/>
        </table:table-row>
        <table:table-row table:style-name="ro1">
          <table:table-cell office:value-type="string">
            <text:p>2000-08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string">
            <text:p>2000-09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string">
            <text:p>2000-10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string">
            <text:p>2000-11</text:p>
          </table:table-cell>
          <table:table-cell office:value-type="float" office:value="90">
            <text:p>90</text:p>
          </table:table-cell>
          <table:table-cell table:formula="of:=SUM([.B92:.B103])" office:value-type="float" office:value="1182">
            <text:p>1182</text:p>
          </table:table-cell>
          <table:table-cell table:number-columns-repeated="3"/>
        </table:table-row>
        <table:table-row table:style-name="ro1">
          <table:table-cell office:value-type="string">
            <text:p>2000-12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string">
            <text:p>2001-01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string">
            <text:p>2001-02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2001-03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string">
            <text:p>2001-04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string">
            <text:p>2001-05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string">
            <text:p>????????????????????????????????????????????????/</text:p>
          </table:table-cell>
          <table:table-cell table:number-columns-repeated="5"/>
        </table:table-row>
        <table:table-row table:style-name="ro1">
          <table:table-cell office:value-type="string">
            <text:p>2001-07</text:p>
          </table:table-cell>
          <table:table-cell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string">
            <text:p>2001-08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2001-09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string">
            <text:p>2001-10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string">
            <text:p>2001-11</text:p>
          </table:table-cell>
          <table:table-cell office:value-type="float" office:value="58">
            <text:p>58</text:p>
          </table:table-cell>
          <table:table-cell table:formula="of:=SUM([.B104:.B115])" office:value-type="float" office:value="903">
            <text:p>903</text:p>
          </table:table-cell>
          <table:table-cell table:number-columns-repeated="3"/>
        </table:table-row>
        <table:table-row table:style-name="ro1">
          <table:table-cell office:value-type="string">
            <text:p>2001-12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string">
            <text:p>2002-01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string">
            <text:p>2002-02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string">
            <text:p>2002-03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string">
            <text:p>2002-04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string">
            <text:p>2002-05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string">
            <text:p>2002-06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string">
            <text:p>2002-07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string">
            <text:p>2002-08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2002-09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string">
            <text:p>2002-10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string">
            <text:p>2002-11</text:p>
          </table:table-cell>
          <table:table-cell office:value-type="float" office:value="77">
            <text:p>77</text:p>
          </table:table-cell>
          <table:table-cell table:formula="of:=SUM([.B116:.B127])" office:value-type="float" office:value="844">
            <text:p>844</text:p>
          </table:table-cell>
          <table:table-cell table:number-columns-repeated="3"/>
        </table:table-row>
        <table:table-row table:style-name="ro1">
          <table:table-cell office:value-type="string">
            <text:p>2002-12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string">
            <text:p>2003-01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string">
            <text:p>2003-02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string">
            <text:p>2003-03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string">
            <text:p>2003-04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string">
            <text:p>2003-05</text:p>
          </table:table-cell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string">
            <text:p>2003-06</text:p>
          </table:table-cell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string">
            <text:p>2003-07</text:p>
          </table:table-cell>
          <table:table-cell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string">
            <text:p>2003-08</text:p>
          </table:table-cell>
          <table:table-cell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string">
            <text:p>2003-09</text:p>
          </table:table-cell>
          <table:table-cell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string">
            <text:p>2003-10</text:p>
          </table:table-cell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string">
            <text:p>2003-11</text:p>
          </table:table-cell>
          <table:table-cell office:value-type="float" office:value="142">
            <text:p>142</text:p>
          </table:table-cell>
          <table:table-cell table:formula="of:=SUM([.B128:.B139])" office:value-type="float" office:value="1383">
            <text:p>1383</text:p>
          </table:table-cell>
          <table:table-cell table:number-columns-repeated="3"/>
        </table:table-row>
        <table:table-row table:style-name="ro1">
          <table:table-cell office:value-type="string">
            <text:p>2003-12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string">
            <text:p>2004-01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string">
            <text:p>2004-02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2004-03</text:p>
          </table:table-cell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string">
            <text:p>2004-04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string">
            <text:p>2004-05</text:p>
          </table:table-cell>
          <table:table-cell office:value-type="float" office:value="152">
            <text:p>152</text:p>
          </table:table-cell>
          <table:table-cell table:number-columns-repeated="4"/>
        </table:table-row>
        <table:table-row table:style-name="ro1">
          <table:table-cell office:value-type="string">
            <text:p>2004-06</text:p>
          </table:table-cell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string">
            <text:p>2004-07</text:p>
          </table:table-cell>
          <table:table-cell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string">
            <text:p>2004-08</text:p>
          </table:table-cell>
          <table:table-cell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string">
            <text:p>2004-09</text:p>
          </table:table-cell>
          <table:table-cell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string">
            <text:p>2004-10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string">
            <text:p>2004-11</text:p>
          </table:table-cell>
          <table:table-cell office:value-type="float" office:value="184">
            <text:p>184</text:p>
          </table:table-cell>
          <table:table-cell table:formula="of:=SUM([.B140:.B151])" office:value-type="float" office:value="1668">
            <text:p>1668</text:p>
          </table:table-cell>
          <table:table-cell table:number-columns-repeated="3"/>
        </table:table-row>
        <table:table-row table:style-name="ro1">
          <table:table-cell office:value-type="string">
            <text:p>2004-12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string">
            <text:p>2005-01</text:p>
          </table:table-cell>
          <table:table-cell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string">
            <text:p>2005-02</text:p>
          </table:table-cell>
          <table:table-cell office:value-type="float" office:value="161">
            <text:p>161</text:p>
          </table:table-cell>
          <table:table-cell table:number-columns-repeated="4"/>
        </table:table-row>
        <table:table-row table:style-name="ro1">
          <table:table-cell office:value-type="string">
            <text:p>2005-03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2005-04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string">
            <text:p>2005-05</text:p>
          </table:table-cell>
          <table:table-cell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string">
            <text:p>2005-06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string">
            <text:p>2005-07</text:p>
          </table:table-cell>
          <table:table-cell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string">
            <text:p>2005-08</text:p>
          </table:table-cell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string">
            <text:p>2005-09</text:p>
          </table:table-cell>
          <table:table-cell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string">
            <text:p>2005-10</text:p>
          </table:table-cell>
          <table:table-cell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string">
            <text:p>2005-11</text:p>
          </table:table-cell>
          <table:table-cell office:value-type="float" office:value="145">
            <text:p>145</text:p>
          </table:table-cell>
          <table:table-cell table:formula="of:=SUM([.B152:.B163])" office:value-type="float" office:value="1923">
            <text:p>1923</text:p>
          </table:table-cell>
          <table:table-cell table:number-columns-repeated="3"/>
        </table:table-row>
        <table:table-row table:style-name="ro1">
          <table:table-cell office:value-type="string">
            <text:p>2005-12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string">
            <text:p>2006-01</text:p>
          </table:table-cell>
          <table:table-cell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string">
            <text:p>2006-02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string">
            <text:p>2006-03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string">
            <text:p>2006-04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string">
            <text:p>2006-0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string">
            <text:p>2006-06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string">
            <text:p>2006-07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string">
            <text:p>2006-08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string">
            <text:p>2006-09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string">
            <text:p>2006-10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string">
            <text:p>2006-11</text:p>
          </table:table-cell>
          <table:table-cell office:value-type="float" office:value="73">
            <text:p>73</text:p>
          </table:table-cell>
          <table:table-cell table:formula="of:=SUM([.B164:.B175])" office:value-type="float" office:value="850">
            <text:p>850</text:p>
          </table:table-cell>
          <table:table-cell table:number-columns-repeated="3"/>
        </table:table-row>
        <table:table-row table:style-name="ro1">
          <table:table-cell office:value-type="string">
            <text:p>2006-12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2007-01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string">
            <text:p>2007-02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string">
            <text:p>2007-03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string">
            <text:p>2007-04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string">
            <text:p>2007-05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string">
            <text:p>2007-06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2007-07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2007-08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string">
            <text:p>2007-09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2007-10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2007-11</text:p>
          </table:table-cell>
          <table:table-cell office:value-type="float" office:value="43">
            <text:p>43</text:p>
          </table:table-cell>
          <table:table-cell table:formula="of:=SUM([.B176:.B187])" office:value-type="float" office:value="726">
            <text:p>726</text:p>
          </table:table-cell>
          <table:table-cell table:number-columns-repeated="3"/>
        </table:table-row>
        <table:table-row table:style-name="ro1">
          <table:table-cell office:value-type="string">
            <text:p>2007-12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2008-0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2008-02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2008-03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string">
            <text:p>2008-04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2008-0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string">
            <text:p>2008-06</text:p>
          </table:table-cell>
          <table:table-cell office:value-type="float" office:value="159">
            <text:p>159</text:p>
          </table:table-cell>
          <table:table-cell table:number-columns-repeated="4"/>
        </table:table-row>
        <table:table-row table:style-name="ro1">
          <table:table-cell office:value-type="string">
            <text:p>2008-07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2008-08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2008-09</text:p>
          </table:table-cell>
          <table:table-cell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string">
            <text:p>2008-10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string">
            <text:p>2008-11</text:p>
          </table:table-cell>
          <table:table-cell office:value-type="float" office:value="91">
            <text:p>91</text:p>
          </table:table-cell>
          <table:table-cell table:formula="of:=SUM([.B188:.B199])" office:value-type="float" office:value="800">
            <text:p>800</text:p>
          </table:table-cell>
          <table:table-cell table:number-columns-repeated="3"/>
        </table:table-row>
        <table:table-row table:style-name="ro1">
          <table:table-cell office:value-type="string">
            <text:p>2008-12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string">
            <text:p>2009-01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2009-02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string">
            <text:p>2009-03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string">
            <text:p>2009-04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string">
            <text:p>2009-05</text:p>
          </table:table-cell>
          <table:table-cell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string">
            <text:p>2009-06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string">
            <text:p>2009-07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string">
            <text:p>2009-08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string">
            <text:p>2009-09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string">
            <text:p>2009-10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string">
            <text:p>2009-11</text:p>
          </table:table-cell>
          <table:table-cell office:value-type="float" office:value="71">
            <text:p>71</text:p>
          </table:table-cell>
          <table:table-cell table:formula="of:=SUM([.B200:.B211])" office:value-type="float" office:value="1029">
            <text:p>1029</text:p>
          </table:table-cell>
          <table:table-cell table:number-columns-repeated="3"/>
        </table:table-row>
        <table:table-row table:style-name="ro1">
          <table:table-cell office:value-type="string">
            <text:p>2009-12</text:p>
          </table:table-cell>
          <table:table-cell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string">
            <text:p>2010-01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string">
            <text:p>2010-02</text:p>
          </table:table-cell>
          <table:table-cell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string">
            <text:p>2010-03</text:p>
          </table:table-cell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string">
            <text:p>2010-04</text:p>
          </table:table-cell>
          <table:table-cell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string">
            <text:p>2010-05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string">
            <text:p>2010-06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string">
            <text:p>2010-07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string">
            <text:p>2010-08</text:p>
          </table:table-cell>
          <table:table-cell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string">
            <text:p>2010-09</text:p>
          </table:table-cell>
          <table:table-cell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string">
            <text:p>2010-10</text:p>
          </table:table-cell>
          <table:table-cell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string">
            <text:p>2010-11</text:p>
          </table:table-cell>
          <table:table-cell office:value-type="float" office:value="120">
            <text:p>120</text:p>
          </table:table-cell>
          <table:table-cell table:formula="of:=SUM([.B212:.B223])" office:value-type="float" office:value="1492">
            <text:p>1492</text:p>
          </table:table-cell>
          <table:table-cell table:number-columns-repeated="3"/>
        </table:table-row>
        <table:table-row table:style-name="ro1">
          <table:table-cell office:value-type="string">
            <text:p>2010-12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table:formula="of:=SUM([.B2:.B224])" office:value-type="float" office:value="19061">
            <text:p>1906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Sheet1.K256" table:end-x="1.514cm" table:end-y="0.026cm" draw:z-index="0" draw:style-name="gr1" svg:width="22.141cm" svg:height="12.701cm" svg:x="1.954cm" svg:y="0.371cm">
              <draw:object draw:notify-on-update-of-ranges="Sheet1.A2:Sheet1.A223 Sheet1.B1:Sheet1.B1 Sheet1.B2:Sheet1.B2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18/04/2011</text:date>, <text:time>15:4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Ramalho</meta:initial-creator>
    <meta:creation-date>2011-04-18T12:03:36</meta:creation-date>
    <dc:date>2011-04-18T15:45:36</dc:date>
    <dc:creator>Luciano Ramalho</dc:creator>
    <meta:editing-duration>PT00H35M44S</meta:editing-duration>
    <meta:editing-cycles>2</meta:editing-cycles>
    <meta:generator>OpenOffice.org/3.2$Unix OpenOffice.org_project/320m19$Build-9505</meta:generator>
    <meta:document-statistic meta:table-count="3" meta:cell-count="5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42cm" svg:height="12.702cm" xlink:href=".." chart:class="chart:line" chart:style-name="ch1">
        <chart:title svg:x="8.187cm" svg:y="0.255cm" chart:style-name="ch2">
          <text:p>CDS-ISIS mailing list archive</text:p>
        </chart:title>
        <chart:subtitle svg:x="7.234cm" svg:y="1.012cm" chart:style-name="ch3">
          <text:p>messages per month, Jun 1992 to Nov 2010</text:p>
        </chart:subtitle>
        <chart:plot-area chart:style-name="ch4" table:cell-range-address="Sheet1.A1:Sheet1.B223" chart:data-source-has-labels="both" svg:x="0.442cm" svg:y="1.717cm" svg:width="21.258cm" svg:height="10.731cm">
          <chart:axis chart:dimension="x" chart:name="primary-x" chart:style-name="ch5">
            <chart:categories table:cell-range-address="Sheet1.A2:Sheet1.A2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23" chart:label-cell-address="Sheet1.B1:Sheet1.B1" chart:class="chart:line">
            <chart:data-point chart:repeated="2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msg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23">1992-06</text:p>
              </table:table-cell>
              <table:table-cell office:value-type="float" office:value="1">
                <text:p text:id="Sheet1.B2:Sheet1.B223">1</text:p>
              </table:table-cell>
            </table:table-row>
            <table:table-row>
              <table:table-cell office:value-type="string">
                <text:p>1992-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2-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2-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92-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92-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92-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3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3-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93-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93-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93-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3-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3-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93-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3-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3-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3-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3-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94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4-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4-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94-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4-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4-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94-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94-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94-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94-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4-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4-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5-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95-0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95-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95-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95-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95-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95-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5-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95-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5-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95-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95-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6-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96-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96-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96-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96-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96-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96-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6-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96-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96-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96-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96-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7-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97-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97-0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97-0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97-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97-0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97-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7-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97-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97-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97-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7-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98-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8-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98-0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98-0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98-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98-0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98-0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98-0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98-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8-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98-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98-1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999-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99-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99-0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999-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99-0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99-0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999-0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999-0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999-0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99-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99-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99-1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00-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0-0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00-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0-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00-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00-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00-0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00-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00-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00-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00-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0-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01-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1-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1-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1-0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01-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????????????????????????????????????????????????/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01-0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01-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01-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01-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1-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01-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02-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2-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02-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02-0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02-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02-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02-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02-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02-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02-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2-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02-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03-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03-0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3-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03-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3-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03-0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03-0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03-0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03-0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03-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03-1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03-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04-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04-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4-0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04-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04-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04-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04-0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04-0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04-0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04-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04-1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004-1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05-0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05-0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05-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05-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05-0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05-0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05-0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05-0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05-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05-1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05-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6-0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06-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06-0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06-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6-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06-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6-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06-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06-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06-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06-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7-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7-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07-0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7-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07-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07-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7-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07-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07-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7-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07-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8-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8-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08-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08-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8-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08-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08-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8-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08-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08-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08-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09-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9-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09-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09-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9-0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09-0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09-0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9-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09-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09-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09-1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0-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0-0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0-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10-0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010-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0-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0-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0-0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2cm" svg:height="15.065cm" xlink:href=".." chart:class="chart:bar" chart:style-name="ch1">
        <chart:plot-area chart:style-name="ch2" table:cell-range-address="Sheet1.D18:Sheet1.E36" chart:data-source-has-labels="both" svg:x="0.453cm" svg:y="0.301cm" svg:width="21.786cm" svg:height="14.463cm">
          <chart:axis chart:dimension="x" chart:name="primary-x" chart:style-name="ch3">
            <chart:categories table:cell-range-address="Sheet1.D19:Sheet1.D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19:Sheet1.E36" chart:label-cell-address="Sheet1.E18:Sheet1.E18" chart:class="chart:bar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18:Sheet1.E18">messages</text:p>
              </table:table-cell>
            </table:table-row>
          </table:table-header-rows>
          <table:table-rows>
            <table:table-row>
              <table:table-cell office:value-type="string">
                <text:p text:id="Sheet1.D19:Sheet1.D36">1993</text:p>
              </table:table-cell>
              <table:table-cell office:value-type="float" office:value="214">
                <text:p text:id="Sheet1.E19:Sheet1.E36">21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492">
                <text:p>14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